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none" draw:textarea-horizontal-align="justify" draw:textarea-vertical-align="middle" draw:auto-grow-height="false" fo:min-height="18.698cm" fo:min-width="27.148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333333" draw:marker-start-width="0.279cm" draw:marker-end-width="0.279cm" draw:fill="solid" draw:fill-color="#ffffff" fo:min-height="0.712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-dash="Long_20_Dash" svg:stroke-width="0.053cm" svg:stroke-color="#000000" draw:marker-start-width="0.279cm" draw:marker-end-width="0.279cm" svg:stroke-linecap="butt" draw:fill="none" draw:textarea-horizontal-align="justify" draw:textarea-vertical-align="top" draw:auto-grow-height="false" fo:min-height="0.724cm" fo:min-width="5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-dash="Long_20_Dash" svg:stroke-width="0.053cm" svg:stroke-color="#000000" draw:marker-start-width="0.279cm" draw:marker-end-width="0.279cm" svg:stroke-linecap="butt" draw:fill="none" draw:textarea-horizontal-align="justify" draw:textarea-vertical-align="top" draw:auto-grow-height="false" fo:min-height="2.236cm" fo:min-width="5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-dash="Long_20_Dash" svg:stroke-width="0.053cm" svg:stroke-color="#000000" draw:marker-start-width="0.279cm" draw:marker-end-width="0.279cm" svg:stroke-linecap="butt" draw:fill="none" draw:textarea-horizontal-align="justify" draw:textarea-vertical-align="top" draw:auto-grow-height="false" fo:min-height="0.478cm" fo:min-width="5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-dash="Long_20_Dash" svg:stroke-width="0.053cm" svg:stroke-color="#000000" draw:marker-start-width="0.279cm" draw:marker-end-width="0.279cm" svg:stroke-linecap="butt" draw:fill="none" draw:textarea-horizontal-align="justify" draw:textarea-vertical-align="top" draw:auto-grow-height="false" fo:min-height="1.072cm" fo:min-width="5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-dash="Long_20_Dash" svg:stroke-width="0.053cm" svg:stroke-color="#000000" draw:marker-start-width="0.279cm" draw:marker-end-width="0.279cm" svg:stroke-linecap="butt" draw:fill="none" draw:textarea-horizontal-align="justify" draw:textarea-vertical-align="top" draw:auto-grow-height="false" fo:min-height="0.346cm" fo:min-width="5.5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-dash="Long_20_Dash" svg:stroke-width="0.053cm" svg:stroke-color="#000000" draw:marker-start-width="0.279cm" draw:marker-end-width="0.279cm" svg:stroke-linecap="butt" draw:fill="none" draw:textarea-horizontal-align="justify" draw:textarea-vertical-align="top" draw:auto-grow-height="false" fo:min-height="3.604cm" fo:min-width="5.5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-dash="Long_20_Dash" svg:stroke-width="0.018cm" svg:stroke-color="#000000" draw:marker-start-width="0.227cm" draw:marker-end-width="0.227cm" svg:stroke-linecap="butt" draw:fill="none" draw:textarea-horizontal-align="justify" draw:textarea-vertical-align="top" draw:auto-grow-height="false" fo:min-height="0.376cm" fo:min-width="4.25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draw:stroke-dash="Long_20_Dash" svg:stroke-width="0.018cm" svg:stroke-color="#000000" draw:marker-start-width="0.227cm" draw:marker-end-width="0.227cm" svg:stroke-linecap="butt" draw:fill="none" draw:textarea-horizontal-align="justify" draw:textarea-vertical-align="top" draw:auto-grow-height="false" fo:min-height="1.547cm" fo:min-width="4.25cm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>
      <style:graphic-properties draw:stroke-dash="Long_20_Dash" svg:stroke-width="0.053cm" svg:stroke-color="#000000" draw:marker-start-width="0.279cm" draw:marker-end-width="0.279cm" svg:stroke-linecap="butt" draw:fill="none" draw:textarea-horizontal-align="justify" draw:textarea-vertical-align="top" draw:auto-grow-height="false" fo:min-height="0.461cm" fo:min-width="4.95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-dash="Long_20_Dash" svg:stroke-width="0.053cm" svg:stroke-color="#000000" draw:marker-start-width="0.279cm" draw:marker-end-width="0.279cm" svg:stroke-linecap="butt" draw:fill="none" draw:textarea-horizontal-align="justify" draw:textarea-vertical-align="top" draw:auto-grow-height="false" fo:min-height="2.539cm" fo:min-width="4.95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-dash="Long_20_Dash" svg:stroke-width="0.018cm" svg:stroke-color="#000000" draw:marker-start-width="0.227cm" draw:marker-end-width="0.227cm" svg:stroke-linecap="butt" draw:fill="none" draw:textarea-horizontal-align="justify" draw:textarea-vertical-align="top" draw:auto-grow-height="false" fo:min-height="0.543cm" fo:min-width="4.95cm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>
      <style:graphic-properties draw:stroke-dash="Long_20_Dash" svg:stroke-width="0.018cm" svg:stroke-color="#000000" draw:marker-start-width="0.227cm" draw:marker-end-width="0.227cm" svg:stroke-linecap="butt" draw:fill="none" draw:textarea-horizontal-align="justify" draw:textarea-vertical-align="top" draw:auto-grow-height="false" fo:min-height="1.382cm" fo:min-width="4.95cm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>
      <style:graphic-properties draw:stroke-dash="Long_20_Dash" svg:stroke-width="0.018cm" svg:stroke-color="#000000" draw:marker-start-width="0.227cm" draw:marker-end-width="0.227cm" svg:stroke-linecap="butt" draw:fill="none" draw:textarea-horizontal-align="justify" draw:textarea-vertical-align="top" draw:auto-grow-height="false" fo:min-height="0.5cm" fo:min-width="5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draw:stroke-dash="Long_20_Dash" svg:stroke-width="0.018cm" svg:stroke-color="#000000" draw:marker-start-width="0.227cm" draw:marker-end-width="0.227cm" svg:stroke-linecap="butt" draw:fill="none" draw:textarea-horizontal-align="justify" draw:textarea-vertical-align="top" draw:auto-grow-height="false" fo:min-height="1.604cm" fo:min-width="5cm" fo:padding-top="0.134cm" fo:padding-bottom="0.134cm" fo:padding-left="0.259cm" fo:padding-right="0.259cm"/>
      <style:paragraph-properties style:writing-mode="lr-tb"/>
    </style:style>
    <style:style style:name="gr17" style:family="graphic" style:parent-style-name="standard">
      <style:graphic-properties svg:stroke-width="0.018cm" svg:stroke-color="#000000" draw:marker-start="" draw:marker-start-width="0.227cm" draw:marker-end="Extrémités_20_de_20_flèche_20_1" draw:marker-end-width="0.227cm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draw:stroke="dash" draw:stroke-dash="Dash_20__28_Rounded_29_" svg:stroke-width="0.018cm" svg:stroke-color="#666666" draw:marker-start="" draw:marker-start-width="0.227cm" draw:marker-end="Extrémités_20_de_20_flèche_20_1" draw:marker-end-width="0.227cm" svg:stroke-linecap="round" draw:textarea-vertical-align="middle" fo:padding-top="0.134cm" fo:padding-bottom="0.134cm" fo:padding-left="0.259cm" fo:padding-right="0.259cm"/>
    </style:style>
    <style:style style:name="gr19" style:family="graphic" style:parent-style-name="objectwithoutfill">
      <style:graphic-properties draw:stroke="dash" draw:stroke-dash="Dash_20__28_Rounded_29_" svg:stroke-width="0.018cm" svg:stroke-color="#666666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20" style:family="graphic" style:parent-style-name="objectwithoutfill">
      <style:graphic-properties draw:stroke="dash" draw:stroke-dash="Dash_20__28_Rounded_29_" svg:stroke-width="0.018cm" svg:stroke-color="#808080" draw:marker-start-width="0.227cm" draw:marker-end="Extrémités_20_de_20_flèche_20_2" draw:marker-end-width="0.327cm" svg:stroke-linecap="round" draw:fill="none" draw:textarea-vertical-align="middle" fo:padding-top="0.134cm" fo:padding-bottom="0.134cm" fo:padding-left="0.259cm" fo:padding-right="0.259cm"/>
    </style:style>
    <style:style style:name="gr21" style:family="graphic" style:parent-style-name="objectwithoutfill">
      <style:graphic-properties draw:stroke="dash" draw:stroke-dash="Dash_20__28_Rounded_29_" svg:stroke-width="0.018cm" svg:stroke-color="#808080" draw:marker-start-width="0.227cm" draw:marker-end="Extrémités_20_de_20_flèche_20_3" draw:marker-end-width="0.327cm" svg:stroke-linecap="round" draw:fill="none" draw:textarea-vertical-align="middle" fo:padding-top="0.134cm" fo:padding-bottom="0.134cm" fo:padding-left="0.259cm" fo:padding-right="0.259cm"/>
    </style:style>
    <style:style style:name="gr22" style:family="graphic" style:parent-style-name="objectwithoutfill">
      <style:graphic-properties draw:stroke="solid" svg:stroke-width="0.018cm" svg:stroke-color="#000000" draw:marker-start="Extrémités_20_de_20_flèche_20_1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draw:stroke="dash" draw:stroke-dash="Dash_20__28_Rounded_29_" svg:stroke-width="0.018cm" svg:stroke-color="#808080" draw:marker-start="" draw:marker-start-width="0.227cm" draw:marker-end="Extrémités_20_de_20_flèche_20_3" draw:marker-end-width="0.327cm" svg:stroke-linecap="round" draw:fill="none" draw:textarea-vertical-align="middle" fo:padding-top="0.134cm" fo:padding-bottom="0.134cm" fo:padding-left="0.259cm" fo:padding-right="0.259cm"/>
    </style:style>
    <style:style style:name="gr24" style:family="graphic" style:parent-style-name="standard">
      <style:graphic-properties draw:stroke-dash="Long_20_Dash" svg:stroke-width="0.018cm" svg:stroke-color="#000000" draw:marker-start-width="0.227cm" draw:marker-end-width="0.227cm" svg:stroke-linecap="butt" draw:fill="none" draw:textarea-horizontal-align="justify" draw:textarea-vertical-align="top" draw:auto-grow-height="false" fo:min-height="0.408cm" fo:min-width="4.25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>
      <style:graphic-properties draw:stroke-dash="Long_20_Dash" svg:stroke-width="0.018cm" svg:stroke-color="#000000" draw:marker-start-width="0.227cm" draw:marker-end-width="0.227cm" svg:stroke-linecap="butt" draw:fill="none" draw:textarea-horizontal-align="justify" draw:textarea-vertical-align="top" draw:auto-grow-height="false" fo:min-height="1.641cm" fo:min-width="4.25cm" fo:padding-top="0.134cm" fo:padding-bottom="0.134cm" fo:padding-left="0.259cm" fo:padding-right="0.259cm"/>
      <style:paragraph-properties style:writing-mode="lr-tb"/>
    </style:style>
    <style:style style:name="gr26" style:family="graphic" style:parent-style-name="objectwithoutfill">
      <style:graphic-properties draw:stroke="solid" svg:stroke-width="0.018cm" svg:stroke-color="#000000" draw:marker-start="" draw:marker-start-width="0.227cm" draw:marker-end="Extrémités_20_de_20_flèche_20_5" draw:marker-end-width="0.227cm" draw:fill="none" draw:textarea-vertical-align="middle" fo:padding-top="0.134cm" fo:padding-bottom="0.134cm" fo:padding-left="0.259cm" fo:padding-right="0.259cm"/>
    </style:style>
    <style:style style:name="gr27" style:family="graphic" style:parent-style-name="standard">
      <style:graphic-properties draw:stroke-dash="Long_20_Dash" svg:stroke-width="0.053cm" svg:stroke-color="#000000" draw:marker-start-width="0.279cm" draw:marker-end-width="0.279cm" svg:stroke-linecap="butt" draw:fill="none" draw:textarea-horizontal-align="justify" draw:textarea-vertical-align="top" draw:auto-grow-height="false" fo:min-height="0.444cm" fo:min-width="4.948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draw:stroke-dash="Long_20_Dash" svg:stroke-width="0.053cm" svg:stroke-color="#000000" draw:marker-start-width="0.279cm" draw:marker-end-width="0.279cm" svg:stroke-linecap="butt" draw:fill="none" draw:textarea-horizontal-align="justify" draw:textarea-vertical-align="top" draw:auto-grow-height="false" fo:min-height="1.552cm" fo:min-width="4.948cm" fo:padding-top="0.151cm" fo:padding-bottom="0.151cm" fo:padding-left="0.276cm" fo:padding-right="0.276cm"/>
      <style:paragraph-properties style:writing-mode="lr-tb"/>
    </style:style>
    <style:style style:name="gr29" style:family="graphic" style:parent-style-name="objectwithoutfill">
      <style:graphic-properties svg:stroke-color="#000000" draw:marker-end="Extrémités_20_de_20_flèche_20_4" draw:marker-end-width="0.3cm" draw:fill="none" draw:textarea-vertical-align="middle"/>
    </style:style>
    <style:style style:name="gr30" style:family="graphic" style:parent-style-name="standard">
      <style:graphic-properties svg:stroke-color="#000000" draw:marker-start="" draw:marker-start-width="0.3cm" draw:marker-end="Extrémités_20_de_20_flèche_20_6" draw:marker-end-width="0.3cm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3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35" style:family="graphic" style:parent-style-name="standard">
      <style:graphic-properties svg:stroke-color="#00a933" draw:fill-color="#ffffff" draw:textarea-horizontal-align="justify" draw:textarea-vertical-align="middle" draw:auto-grow-height="false" fo:min-height="2cm" fo:min-width="2cm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0.128cm" fo:min-width="4cm"/>
      <style:paragraph-properties style:writing-mode="lr-tb"/>
    </style:style>
    <style:style style:name="gr37" style:family="graphic" style:parent-style-name="standard">
      <style:graphic-properties svg:stroke-color="#000000" draw:fill="none" draw:textarea-horizontal-align="justify" draw:textarea-vertical-align="top" draw:auto-grow-height="false" fo:min-height="1.073cm" fo:min-width="4cm"/>
      <style:paragraph-properties style:writing-mode="lr-tb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0.416cm" fo:min-width="4cm"/>
      <style:paragraph-properties style:writing-mode="lr-tb"/>
    </style:style>
    <style:style style:name="gr39" style:family="graphic" style:parent-style-name="standard">
      <style:graphic-properties svg:stroke-color="#000000" draw:fill="none" draw:textarea-horizontal-align="justify" draw:textarea-vertical-align="top" draw:auto-grow-height="false" fo:min-height="2.084cm" fo:min-width="4cm"/>
      <style:paragraph-properties style:writing-mode="lr-tb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.386cm" fo:min-width="4cm"/>
      <style:paragraph-properties style:writing-mode="lr-tb"/>
    </style:style>
    <style:style style:name="gr41" style:family="graphic" style:parent-style-name="standard">
      <style:graphic-properties svg:stroke-color="#000000" draw:fill="none" draw:textarea-horizontal-align="justify" draw:textarea-vertical-align="top" draw:auto-grow-height="false" fo:min-height="1.979cm" fo:min-width="4cm"/>
      <style:paragraph-properties style:writing-mode="lr-tb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386cm" fo:min-width="4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295cm" fo:min-width="4cm"/>
      <style:paragraph-properties style:writing-mode="lr-tb"/>
    </style:style>
    <style:style style:name="gr44" style:family="graphic" style:parent-style-name="standard">
      <style:graphic-properties svg:stroke-color="#000000" draw:fill="none" draw:textarea-horizontal-align="justify" draw:textarea-vertical-align="top" draw:auto-grow-height="false" fo:min-height="1.659cm" fo:min-width="4cm"/>
      <style:paragraph-properties style:writing-mode="lr-tb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496cm" fo:min-width="4cm"/>
      <style:paragraph-properties style:writing-mode="lr-tb"/>
    </style:style>
    <style:style style:name="gr46" style:family="graphic" style:parent-style-name="standard">
      <style:graphic-properties svg:stroke-color="#000000" draw:fill="none" draw:textarea-horizontal-align="justify" draw:textarea-vertical-align="top" draw:auto-grow-height="false" fo:min-height="2.359cm" fo:min-width="4cm"/>
      <style:paragraph-properties style:writing-mode="lr-tb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384cm" fo:min-width="4cm"/>
      <style:paragraph-properties style:writing-mode="lr-tb"/>
    </style:style>
    <style:style style:name="gr48" style:family="graphic" style:parent-style-name="standard">
      <style:graphic-properties svg:stroke-color="#000000" draw:fill="none" draw:textarea-horizontal-align="justify" draw:textarea-vertical-align="top" draw:auto-grow-height="false" fo:min-height="1.968cm" fo:min-width="4cm"/>
      <style:paragraph-properties style:writing-mode="lr-tb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99cm" fo:min-width="4cm"/>
      <style:paragraph-properties style:writing-mode="lr-tb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376cm" fo:min-width="4cm"/>
      <style:paragraph-properties style:writing-mode="lr-tb"/>
    </style:style>
    <style:style style:name="gr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95cm" fo:min-width="4cm"/>
      <style:paragraph-properties style:writing-mode="lr-tb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66cm" fo:min-width="4cm"/>
      <style:paragraph-properties style:writing-mode="lr-tb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332cm" fo:min-width="4cm"/>
      <style:paragraph-properties style:writing-mode="lr-tb"/>
    </style:style>
    <style:style style:name="gr54" style:family="graphic" style:parent-style-name="standard">
      <style:graphic-properties svg:stroke-color="#000000" draw:fill="none" draw:textarea-horizontal-align="justify" draw:textarea-vertical-align="top" draw:auto-grow-height="false" fo:min-height="1.789cm" fo:min-width="4cm"/>
      <style:paragraph-properties style:writing-mode="lr-tb"/>
    </style:style>
    <style:style style:name="gr55" style:family="graphic" style:parent-style-name="standard">
      <style:graphic-properties draw:marker-start="Extrémités_20_de_20_flèche_20_8" draw:marker-end="" draw:textarea-vertical-align="middle"/>
      <style:paragraph-properties style:writing-mode="lr-tb"/>
    </style:style>
    <style:style style:name="gr56" style:family="graphic" style:parent-style-name="standard">
      <style:graphic-properties draw:marker-end="Extrémités_20_de_20_flèche_20_1" draw:textarea-vertical-align="middle"/>
      <style:paragraph-properties style:writing-mode="lr-tb"/>
    </style:style>
    <style:style style:name="gr57" style:family="graphic" style:parent-style-name="standard">
      <style:graphic-properties draw:marker-start="Extrémités_20_de_20_flèche_20_7" draw:marker-end="" draw:textarea-vertical-align="bottom"/>
      <style:paragraph-properties style:writing-mode="lr-tb"/>
    </style:style>
    <style:style style:name="gr58" style:family="graphic" style:parent-style-name="standard">
      <style:graphic-properties draw:marker-start="Extrémités_20_de_20_flèche_20_1" draw:textarea-vertical-align="top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0pt"/>
    </style:style>
    <style:style style:name="P5" style:family="paragraph">
      <loext:graphic-properties draw:fill="none"/>
      <style:paragraph-properties fo:text-align="center" style:writing-mode="lr-tb"/>
      <style:text-properties fo:font-size="10pt"/>
    </style:style>
    <style:style style:name="P6" style:family="paragraph">
      <style:paragraph-properties fo:text-align="start" style:writing-mode="lr-tb"/>
      <style:text-properties fo:font-size="10pt"/>
    </style:style>
    <style:style style:name="P7" style:family="paragraph">
      <loext:graphic-properties draw:fill="none"/>
      <style:paragraph-properties fo:text-align="start" style:writing-mode="lr-tb"/>
      <style:text-properties fo:font-size="10pt"/>
    </style:style>
    <style:style style:name="P8" style:family="paragraph">
      <loext:graphic-properties draw:fill="none" draw:fill-color="#ffffff"/>
      <style:paragraph-properties style:writing-mode="lr-tb"/>
      <style:text-properties fo:font-size="10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  <style:text-properties fo:color="#000000" loext:opacity="100%" fo:font-size="10pt"/>
    </style:style>
    <style:style style:name="P11" style:family="paragraph">
      <loext:graphic-properties draw:fill="none"/>
      <style:paragraph-properties fo:text-align="center"/>
      <style:text-properties fo:color="#000000" loext:opacity="100%" fo:font-size="10pt"/>
    </style:style>
    <style:style style:name="P12" style:family="paragraph">
      <style:paragraph-properties fo:text-align="start"/>
      <style:text-properties fo:color="#000000" loext:opacity="100%" fo:font-size="10pt"/>
    </style:style>
    <style:style style:name="P13" style:family="paragraph">
      <loext:graphic-properties draw:fill="none"/>
      <style:paragraph-properties fo:text-align="start"/>
      <style:text-properties fo:color="#000000" loext:opacity="100%" fo:font-size="10pt"/>
    </style:style>
    <style:style style:name="P14" style:family="paragraph">
      <loext:graphic-properties draw:fill="solid" draw:fill-color="#ffffff"/>
      <style:paragraph-properties fo:text-align="center"/>
      <style:text-properties fo:color="#000000" loext:opacity="100%" fo:font-size="10pt"/>
    </style:style>
    <style:style style:name="P15" style:family="paragraph">
      <loext:graphic-properties draw:fill="solid" draw:fill-color="#ffffff"/>
      <style:paragraph-properties fo:text-align="start"/>
      <style:text-properties fo:color="#000000" loext:opacity="100%" fo:font-size="10pt"/>
    </style:style>
    <style:style style:name="P16" style:family="paragraph">
      <style:paragraph-properties fo:text-align="center"/>
      <style:text-properties fo:font-size="10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text-align="end"/>
      <style:text-properties fo:font-size="10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7.7cm" svg:height="19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8.75cm" svg:height="1.014cm" svg:x="5.475cm" svg:y="0.538cm">
            <draw:text-box>
              <text:p text:style-name="P2">Modèle de données</text:p>
            </draw:text-box>
          </draw:frame>
        </draw:g>
        <draw:g draw:name="Produit" xml:id="id3" draw:id="id3">
          <draw:custom-shape draw:style-name="gr3" draw:text-style-name="P5" draw:layer="layout" svg:width="5.5cm" svg:height="0.974cm" svg:x="21.5cm" svg:y="3.3cm">
            <text:p text:style-name="P4"><text:span text:style-name="T1">Produi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5.5cm" svg:height="2.486cm" svg:x="21.5cm" svg:y="4.289cm">
            <text:p text:style-name="P6"><text:span text:style-name="T2"/></text:p>
            <text:p text:style-name="P6"><text:span text:style-name="T2">nomduproduit</text:span></text:p>
            <text:p text:style-name="P6"><text:span text:style-name="T2">description</text:span></text:p>
            <text:p text:style-name="P6"><text:span text:style-name="T2">listeingrédients</text:span></text:p>
            <text:p text:style-name="P6"><text:span text:style-name="T2">prixUnitaire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5" draw:text-style-name="P5" draw:layer="layout" svg:width="5.5cm" svg:height="0.728cm" svg:x="12.25cm" svg:y="7.65cm">
            <text:p text:style-name="P4"><text:span text:style-name="T1">Command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5.5cm" svg:height="1.322cm" svg:x="12.25cm" svg:y="8.378cm">
            <text:p text:style-name="P6"><text:span text:style-name="T2"><text:s/></text:span><text:span text:style-name="T2">numérocommande</text:span></text:p>
            <text:p text:style-name="P6"><text:span text:style-name="T2"><text:s/></text:span><text:span text:style-name="T2">prixtotal</text:span></text:p>
            <text:p text:style-name="P6"><text:span text:style-name="T2"><text:s/>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7" draw:text-style-name="P5" draw:layer="layout" svg:width="6cm" svg:height="0.596cm" svg:x="2.75cm" svg:y="3.3cm">
            <text:p text:style-name="P4"><text:span text:style-name="T1">Utilisateu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6cm" svg:height="3.854cm" svg:x="2.75cm" svg:y="3.896cm">
            <text:p text:style-name="P6"><text:span text:style-name="T2">nom</text:span></text:p>
            <text:p text:style-name="P6"><text:span text:style-name="T2">prénom</text:span></text:p>
            <text:p text:style-name="P6"><text:span text:style-name="T2">Numéroderue</text:span></text:p>
            <text:p text:style-name="P6"><text:span text:style-name="T2">Nomdelarue</text:span></text:p>
            <text:p text:style-name="P6"><text:span text:style-name="T2">Codepostal</text:span></text:p>
            <text:p text:style-name="P6"><text:span text:style-name="T2">ville </text:span></text:p>
            <text:p text:style-name="P6"><text:span text:style-name="T2">Numérodetéléphone</text:span></text:p>
            <text:p text:style-name="P6"><text:span text:style-name="T2">Adressemail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</draw:g>
        <draw:g draw:name="Produit 4" xml:id="id5" draw:id="id5">
          <draw:g>
            <draw:custom-shape draw:style-name="gr9" draw:text-style-name="P5" draw:layer="layout" svg:width="4.75cm" svg:height="0.626cm" svg:x="2.75cm" svg:y="9.951cm">
              <text:p text:style-name="P4"><text:span text:style-name="T1">catégori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4.75cm" svg:height="1.797cm" svg:x="2.75cm" svg:y="10.577cm">
              <text:p text:style-name="P6"><text:span text:style-name="T2"/></text:p>
              <text:p text:style-name="P6"><text:span text:style-name="T2">identifiantcategorie</text:span></text:p>
              <text:p text:style-name="P6"><text:span text:style-name="T2">nomcategorie</text:span></text:p>
              <draw:enhanced-geometry svg:viewBox="0 0 21600 21600" draw:type="rectangle" draw:enhanced-path="M 0 0 L 21600 0 21600 21600 0 21600 0 0 Z N"/>
            </draw:custom-shape>
          </draw:g>
        </draw:g>
        <draw:g xml:id="id6" draw:id="id6">
          <draw:custom-shape draw:style-name="gr11" draw:text-style-name="P5" draw:layer="layout" svg:width="5.45cm" svg:height="0.711cm" svg:x="13.8cm" svg:y="13.75cm">
            <text:p text:style-name="P4"><text:span text:style-name="T1">Livraiso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5.45cm" svg:height="2.789cm" svg:x="13.8cm" svg:y="14.461cm">
            <text:p text:style-name="P6"><text:span text:style-name="T2">Numerocommande</text:span></text:p>
            <text:p text:style-name="P6"><text:span text:style-name="T2">Adresselivraison</text:span></text:p>
            <text:p text:style-name="P6"><text:span text:style-name="T2">Tempsavantlivraison</text:span></text:p>
            <text:p text:style-name="P6"><text:span text:style-name="T2">Identifiant livreur</text:span></text:p>
            <text:p text:style-name="P6"><text:span text:style-name="T2">identifiantclient</text:span></text:p>
            <text:p text:style-name="P6"><text:span text:style-name="T2">identifiantetape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g>
            <draw:custom-shape draw:style-name="gr13" draw:text-style-name="P5" draw:layer="layout" svg:width="5.45cm" svg:height="0.793cm" svg:x="21.525cm" svg:y="9.95cm">
              <text:p text:style-name="P4"><text:span text:style-name="T1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7" draw:layer="layout" svg:width="5.45cm" svg:height="1.632cm" svg:x="21.525cm" svg:y="10.743cm">
              <text:p text:style-name="P6"><text:span text:style-name="T2"/></text:p>
              <text:p text:style-name="P6"><text:span text:style-name="T2">Identifianttype</text:span></text:p>
              <text:p text:style-name="P6"><text:span text:style-name="T2">nom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7" draw:id="id7">
          <draw:custom-shape draw:style-name="gr15" draw:text-style-name="P5" draw:layer="layout" svg:width="5.5cm" svg:height="0.75cm" svg:x="6.4cm" svg:y="13.75cm">
            <text:p text:style-name="P4"><text:span text:style-name="T1">Étap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5.5cm" svg:height="1.854cm" svg:x="6.4cm" svg:y="14.496cm">
            <text:p text:style-name="P6"><text:span text:style-name="T2"/></text:p>
            <text:p text:style-name="P6"><text:span text:style-name="T2">identifiantetape</text:span></text:p>
            <text:p text:style-name="P6"><text:span text:style-name="T2">nometap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7" draw:text-style-name="P2" draw:layer="layout" svg:x1="8.75cm" svg:y1="5.525cm" svg:x2="12.25cm" svg:y2="5.45cm" draw:start-shape="id1" draw:start-glue-point="1" draw:end-shape="id2" draw:end-glue-point="3" svg:d="M8750 5525h1750v-75h1750" svg:viewBox="0 0 3501 76">
          <text:p/>
        </draw:connector>
        <draw:connector draw:style-name="gr17" draw:text-style-name="P2" draw:layer="layout" svg:x1="21.5cm" svg:y1="5.037cm" svg:x2="17.75cm" svg:y2="5.45cm" draw:start-shape="id3" draw:start-glue-point="3" draw:end-shape="id2" draw:end-glue-point="1" svg:d="M21500 5037h-1875v413h-1875" svg:viewBox="0 0 3751 414">
          <text:p/>
        </draw:connector>
        <draw:connector draw:style-name="gr18" draw:text-style-name="P2" draw:layer="layout" svg:x1="24.25cm" svg:y1="9.95cm" svg:x2="24.25cm" svg:y2="6.775cm" draw:start-shape="id4" draw:start-glue-point="0" draw:end-shape="id3" draw:end-glue-point="2" svg:d="M24250 9950v-3175" svg:viewBox="0 0 1 3176">
          <text:p/>
        </draw:connector>
        <draw:connector draw:style-name="gr18" draw:text-style-name="P2" draw:layer="layout" svg:x1="5.125cm" svg:y1="9.951cm" svg:x2="5.75cm" svg:y2="7.75cm" draw:start-shape="id5" draw:start-glue-point="0" draw:end-shape="id1" draw:end-glue-point="2" svg:d="M5125 9951v-1091h625v-1110" svg:viewBox="0 0 626 2202">
          <text:p/>
        </draw:connector>
        <draw:line draw:style-name="gr19" draw:text-style-name="P1" draw:layer="layout" svg:x1="8.75cm" svg:y1="3.75cm" svg:x2="21.5cm" svg:y2="3.75cm">
          <text:p/>
        </draw:line>
        <draw:connector draw:style-name="gr20" draw:text-style-name="P1" draw:layer="layout" svg:x1="16.525cm" svg:y1="17.25cm" svg:x2="9.15cm" svg:y2="16.35cm" draw:start-shape="id6" draw:start-glue-point="2" draw:end-shape="id7" draw:end-glue-point="2" svg:d="M16525 17250v526h-7375v-1426" svg:viewBox="0 0 7376 1427">
          <text:p/>
        </draw:connector>
        <draw:connector draw:style-name="gr21" draw:text-style-name="P1" draw:layer="layout" draw:line-skew="0.002cm" svg:x1="9.15cm" svg:y1="13.75cm" svg:x2="16.525cm" svg:y2="13.75cm" draw:start-shape="id7" draw:start-glue-point="0" draw:end-shape="id6" draw:end-glue-point="0" svg:d="M9150 13750v-526h7375v526" svg:viewBox="0 0 7376 527">
          <text:p/>
        </draw:connector>
        <draw:line draw:style-name="gr22" draw:text-style-name="P1" draw:layer="layout" svg:x1="13.75cm" svg:y1="14cm" svg:x2="12cm" svg:y2="14cm">
          <text:p/>
        </draw:line>
        <draw:connector draw:style-name="gr23" draw:text-style-name="P1" draw:layer="layout" draw:line-skew="0cm 5.689cm" svg:x1="19.25cm" svg:y1="15.5cm" svg:x2="2.75cm" svg:y2="11.162cm" draw:start-shape="id6" draw:start-glue-point="1" draw:end-shape="id5" draw:end-glue-point="3" svg:d="M19250 15500h527v3241h-17536v-7579h509" svg:viewBox="0 0 17537 7580">
          <text:p/>
        </draw:connector>
        <draw:g draw:name="Produit 1" xml:id="id8" draw:id="id8">
          <draw:g>
            <draw:custom-shape draw:style-name="gr24" draw:text-style-name="P5" draw:layer="layout" svg:width="4.75cm" svg:height="0.658cm" svg:x="8.55cm" svg:y="9.951cm">
              <text:p text:style-name="P4"><text:span text:style-name="T1">Authentification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7" draw:layer="layout" svg:width="4.75cm" svg:height="1.891cm" svg:x="8.55cm" svg:y="10.609cm">
              <text:p text:style-name="P6"><text:span text:style-name="T2">identifiantstatut</text:span></text:p>
              <text:p text:style-name="P6"><text:span text:style-name="T2">speudoutilisateur</text:span></text:p>
              <text:p text:style-name="P6"><text:span text:style-name="T2">motdepass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21" draw:text-style-name="P1" draw:layer="layout" svg:x1="10.925cm" svg:y1="12.5cm" svg:x2="5.125cm" svg:y2="12.374cm" draw:start-shape="id8" draw:start-glue-point="2" draw:end-shape="id5" draw:end-glue-point="2" svg:d="M10925 12500v508h-5800v-634" svg:viewBox="0 0 5801 635">
          <text:p/>
        </draw:connector>
        <draw:line draw:style-name="gr26" draw:text-style-name="P1" draw:layer="layout" svg:x1="7.5cm" svg:y1="10.25cm" svg:x2="8.5cm" svg:y2="10.25cm">
          <text:p/>
        </draw:line>
        <draw:g xml:id="id2" draw:id="id2">
          <draw:custom-shape draw:style-name="gr27" draw:text-style-name="P5" draw:layer="layout" svg:width="5.5cm" svg:height="0.746cm" svg:x="12.25cm" svg:y="4.15cm">
            <text:p text:style-name="P4"><text:span text:style-name="T1">Panier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5.5cm" svg:height="1.854cm" svg:x="12.25cm" svg:y="4.896cm">
            <text:p text:style-name="P6"><text:span text:style-name="T2"><text:s/></text:span><text:span text:style-name="T2">Nomduproduit</text:span></text:p>
            <text:p text:style-name="P6"><text:span text:style-name="T2">Quantité</text:span></text:p>
            <text:p text:style-name="P6"><text:span text:style-name="T2">Unité</text:span></text:p>
            <text:p text:style-name="P6"><text:span text:style-name="T2">prixunitaire</text:span></text:p>
            <text:p text:style-name="P6"><text:span text:style-name="T2"><text:s/>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</draw:g>
        <draw:connector draw:style-name="gr29" draw:text-style-name="P1" draw:layer="layout" draw:type="line" svg:x1="15cm" svg:y1="6.75cm" svg:x2="15cm" svg:y2="7.65cm" draw:start-shape="id2" draw:start-glue-point="2" draw:end-shape="id9" draw:end-glue-point="0" svg:d="M15000 6750v900" svg:viewBox="0 0 1 901">
          <text:p/>
        </draw:connector>
        <draw:line draw:style-name="gr30" draw:text-style-name="P2" draw:layer="layout" svg:x1="17.5cm" svg:y1="9.75cm" svg:x2="17.5cm" svg:y2="13.75cm">
          <text:p/>
        </draw:line>
        <draw:frame draw:style-name="gr31" draw:text-style-name="P8" draw:layer="layout" svg:width="1.027cm" svg:height="0.645cm" svg:x="8.973cm" svg:y="3cm">
          <draw:text-box>
            <text:p><text:span text:style-name="T2">1..*</text:span></text:p>
          </draw:text-box>
        </draw:frame>
        <draw:frame draw:style-name="gr32" draw:text-style-name="P8" draw:layer="layout" svg:width="0.637cm" svg:height="0.645cm" svg:x="20.274cm" svg:y="3.001cm">
          <draw:text-box>
            <text:p><text:span text:style-name="T2">*</text:span></text:p>
          </draw:text-box>
        </draw:frame>
        <draw:frame draw:style-name="gr33" draw:text-style-name="P8" draw:layer="layout" svg:width="1.086cm" svg:height="0.645cm" svg:x="23.223cm" svg:y="7cm">
          <draw:text-box>
            <text:p><text:span text:style-name="T2">1..1</text:span></text:p>
          </draw:text-box>
        </draw:frame>
        <draw:frame draw:style-name="gr34" draw:text-style-name="P8" draw:layer="layout" svg:width="0.697cm" svg:height="0.645cm" svg:x="23.523cm" svg:y="9.201cm">
          <draw:text-box>
            <text:p><text:span text:style-name="T2">1</text:span></text:p>
          </draw:text-box>
        </draw:frame>
        <draw:frame draw:style-name="gr32" draw:text-style-name="P8" draw:layer="layout" svg:width="0.637cm" svg:height="0.645cm" svg:x="20.275cm" svg:y="4.402cm">
          <draw:text-box>
            <text:p><text:span text:style-name="T2">*</text:span></text:p>
          </draw:text-box>
        </draw:frame>
        <draw:frame draw:style-name="gr31" draw:text-style-name="P8" draw:layer="layout" svg:width="1.027cm" svg:height="0.645cm" svg:x="17.974cm" svg:y="4.701cm">
          <draw:text-box>
            <text:p><text:span text:style-name="T2">1..*</text:span></text:p>
          </draw:text-box>
        </draw:frame>
        <draw:frame draw:style-name="gr33" draw:text-style-name="P8" draw:layer="layout" svg:width="1.086cm" svg:height="0.645cm" svg:x="8.776cm" svg:y="4.903cm">
          <draw:text-box>
            <text:p><text:span text:style-name="T2">0..1</text:span></text:p>
          </draw:text-box>
        </draw:frame>
        <draw:frame draw:style-name="gr34" draw:text-style-name="P8" draw:layer="layout" svg:width="0.697cm" svg:height="0.645cm" svg:x="11.524cm" svg:y="4.702cm">
          <draw:text-box>
            <text:p><text:span text:style-name="T2">1</text:span></text:p>
          </draw:text-box>
        </draw:frame>
        <draw:frame draw:style-name="gr33" draw:text-style-name="P8" draw:layer="layout" svg:width="1.086cm" svg:height="0.645cm" svg:x="15.223cm" svg:y="7.001cm">
          <draw:text-box>
            <text:p><text:span text:style-name="T2">1..1</text:span></text:p>
          </draw:text-box>
        </draw:frame>
        <draw:frame draw:style-name="gr33" draw:text-style-name="P8" draw:layer="layout" svg:width="1.086cm" svg:height="0.645cm" svg:x="17.423cm" svg:y="10.002cm">
          <draw:text-box>
            <text:p><text:span text:style-name="T2">1..1</text:span></text:p>
          </draw:text-box>
        </draw:frame>
        <draw:frame draw:style-name="gr34" draw:text-style-name="P8" draw:layer="layout" svg:width="0.697cm" svg:height="0.645cm" svg:x="17.724cm" svg:y="13.202cm">
          <draw:text-box>
            <text:p><text:span text:style-name="T2">1</text:span></text:p>
          </draw:text-box>
        </draw:frame>
        <draw:frame draw:style-name="gr33" draw:text-style-name="P8" draw:layer="layout" svg:width="1.086cm" svg:height="0.645cm" svg:x="16.423cm" svg:y="17.303cm">
          <draw:text-box>
            <text:p><text:span text:style-name="T2">1..3</text:span></text:p>
          </draw:text-box>
        </draw:frame>
        <draw:frame draw:style-name="gr34" draw:text-style-name="P8" draw:layer="layout" svg:width="0.697cm" svg:height="0.645cm" svg:x="9.224cm" svg:y="16.402cm">
          <draw:text-box>
            <text:p><text:span text:style-name="T2">1</text:span></text:p>
          </draw:text-box>
        </draw:frame>
        <draw:frame draw:style-name="gr31" draw:text-style-name="P8" draw:layer="layout" svg:width="1.027cm" svg:height="0.645cm" svg:x="5.875cm" svg:y="7.802cm">
          <draw:text-box>
            <text:p><text:span text:style-name="T2">1..*</text:span></text:p>
          </draw:text-box>
        </draw:frame>
        <draw:frame draw:style-name="gr34" draw:text-style-name="P8" draw:layer="layout" svg:width="0.697cm" svg:height="0.645cm" svg:x="5.124cm" svg:y="9.202cm">
          <draw:text-box>
            <text:p><text:span text:style-name="T2">1</text:span></text:p>
          </draw:text-box>
        </draw:frame>
        <draw:frame draw:style-name="gr33" draw:text-style-name="P8" draw:layer="layout" svg:width="1.086cm" svg:height="0.645cm" svg:x="7.523cm" svg:y="9.602cm">
          <draw:text-box>
            <text:p><text:span text:style-name="T2">1..1</text:span></text:p>
          </draw:text-box>
        </draw:frame>
      </draw:page>
      <draw:page draw:name="page2" draw:style-name="dp1" draw:master-page-name="Standard">
        <draw:custom-shape draw:style-name="gr35" draw:text-style-name="P9" draw:layer="layout" svg:width="2.5cm" svg:height="2.25cm" svg:x="7.5cm" svg:y="7cm">
          <text:p/>
          <draw:enhanced-geometry svg:viewBox="0 0 21600 21600" draw:type="rectangle" draw:enhanced-path="M 0 0 L 21600 0 21600 21600 0 21600 0 0 Z N"/>
        </draw:custom-shape>
        <draw:g xml:id="id12" draw:id="id12">
          <draw:custom-shape draw:style-name="gr36" draw:text-style-name="P11" draw:layer="layout" svg:width="4.5cm" svg:height="0.378cm" svg:x="0.95cm" svg:y="15.049cm">
            <text:p text:style-name="P10">fonction</text:p>
            <draw:enhanced-geometry svg:viewBox="0 0 21600 21600" draw:type="rectangle" draw:enhanced-path="M 0 0 L 21600 0 21600 21600 0 21600 0 0 Z N"/>
          </draw:custom-shape>
          <draw:custom-shape draw:style-name="gr37" draw:text-style-name="P13" draw:layer="layout" svg:width="4.5cm" svg:height="1.323cm" svg:x="0.95cm" svg:y="15.427cm">
            <text:p text:style-name="P12">numero </text:p>
            <text:p text:style-name="P12">type</text:p>
            <text:p text:style-name="P12"/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38" draw:text-style-name="P11" draw:layer="layout" svg:width="4.5cm" svg:height="0.666cm" svg:x="0.95cm" svg:y="2.25cm">
            <text:p text:style-name="P10">adresse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5cm" svg:height="2.334cm" svg:x="0.95cm" svg:y="2.916cm">
            <text:p text:style-name="P12">Num</text:p>
            <text:p text:style-name="P12"><text:s/>rue</text:p>
            <text:p text:style-name="P12"><text:s/>cp</text:p>
            <text:p text:style-name="P12">Ville</text:p>
            <text:p text:style-name="P12">Position GPS</text:p>
            <text:p text:style-name="P12"/>
            <draw:enhanced-geometry svg:viewBox="0 0 21600 21600" draw:type="rectangle" draw:enhanced-path="M 0 0 L 21600 0 21600 21600 0 21600 0 0 Z N"/>
          </draw:custom-shape>
        </draw:g>
        <draw:g xml:id="id18" draw:id="id18">
          <draw:custom-shape draw:style-name="gr40" draw:text-style-name="P11" draw:layer="layout" svg:width="4.5cm" svg:height="0.636cm" svg:x="24.25cm" svg:y="10.25cm">
            <text:p text:style-name="P10">produits</text:p>
            <draw:enhanced-geometry svg:viewBox="0 0 21600 21600" draw:type="rectangle" draw:enhanced-path="M 0 0 L 21600 0 21600 21600 0 21600 0 0 Z N"/>
          </draw:custom-shape>
          <draw:custom-shape draw:style-name="gr41" draw:text-style-name="P13" draw:layer="layout" svg:width="4.5cm" svg:height="2.229cm" svg:x="24.25cm" svg:y="10.886cm">
            <text:p text:style-name="P12"><text:s/>nom</text:p>
            <text:p text:style-name="P12"><text:s/>description</text:p>
            <text:p text:style-name="P12"><text:s/>ingrédients</text:p>
            <text:p text:style-name="P12">prix</text:p>
            <text:p text:style-name="P12">nom du chef</text:p>
            <text:p text:style-name="P12"/>
            <draw:enhanced-geometry svg:viewBox="0 0 21600 21600" draw:type="rectangle" draw:enhanced-path="M 0 0 L 21600 0 21600 21600 0 21600 0 0 Z N"/>
          </draw:custom-shape>
          <draw:custom-shape draw:style-name="gr42" draw:text-style-name="P11" draw:layer="layout" svg:width="4.5cm" svg:height="0.636cm" svg:x="24.25cm" svg:y="13.115cm">
            <text:p/>
            <draw:enhanced-geometry svg:viewBox="0 0 21600 21600" draw:type="rectangle" draw:enhanced-path="M 0 0 L 21600 0 21600 21600 0 21600 0 0 Z N"/>
          </draw:custom-shape>
        </draw:g>
        <draw:g xml:id="id17" draw:id="id17">
          <draw:custom-shape draw:style-name="gr43" draw:text-style-name="P11" draw:layer="layout" svg:width="4.5cm" svg:height="0.545cm" svg:x="24.25cm" svg:y="5.5cm">
            <text:p text:style-name="P10">type</text:p>
            <draw:enhanced-geometry svg:viewBox="0 0 21600 21600" draw:type="rectangle" draw:enhanced-path="M 0 0 L 21600 0 21600 21600 0 21600 0 0 Z N"/>
          </draw:custom-shape>
          <draw:custom-shape draw:style-name="gr44" draw:text-style-name="P13" draw:layer="layout" svg:width="4.5cm" svg:height="1.909cm" svg:x="24.25cm" svg:y="6.045cm">
            <text:p text:style-name="P12"><text:s/>plat</text:p>
            <text:p text:style-name="P12"><text:s/>dessert</text:p>
            <text:p text:style-name="P12"/>
            <draw:enhanced-geometry svg:viewBox="0 0 21600 21600" draw:type="rectangle" draw:enhanced-path="M 0 0 L 21600 0 21600 21600 0 21600 0 0 Z N"/>
          </draw:custom-shape>
        </draw:g>
        <draw:g xml:id="id15" draw:id="id15">
          <draw:custom-shape draw:style-name="gr45" draw:text-style-name="P11" draw:layer="layout" svg:width="4.5cm" svg:height="0.746cm" svg:x="16.75cm" svg:y="15.049cm">
            <text:p text:style-name="P10">commande</text:p>
            <draw:enhanced-geometry svg:viewBox="0 0 21600 21600" draw:type="rectangle" draw:enhanced-path="M 0 0 L 21600 0 21600 21600 0 21600 0 0 Z N"/>
          </draw:custom-shape>
          <draw:custom-shape draw:style-name="gr46" draw:text-style-name="P13" draw:layer="layout" svg:width="4.5cm" svg:height="2.609cm" svg:x="16.75cm" svg:y="15.795cm">
            <text:p text:style-name="P12"><text:s/>numéro</text:p>
            <text:p text:style-name="P12"><text:s/>numéro client</text:p>
            <text:p text:style-name="P12">heure commande</text:p>
            <text:p text:style-name="P12"><text:s/>produits</text:p>
            <text:p text:style-name="P12">quantité</text:p>
            <text:p text:style-name="P12">prix total</text:p>
            <text:p text:style-name="P12"/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47" draw:text-style-name="P11" draw:layer="layout" svg:width="4.5cm" svg:height="0.634cm" svg:x="16.75cm" svg:y="1.148cm">
            <text:p text:style-name="P10">livraison</text:p>
            <draw:enhanced-geometry svg:viewBox="0 0 21600 21600" draw:type="rectangle" draw:enhanced-path="M 0 0 L 21600 0 21600 21600 0 21600 0 0 Z N"/>
          </draw:custom-shape>
          <draw:custom-shape draw:style-name="gr48" draw:text-style-name="P13" draw:layer="layout" svg:width="4.5cm" svg:height="2.218cm" svg:x="16.75cm" svg:y="1.782cm">
            <text:p text:style-name="P12">Numéro</text:p>
            <text:p text:style-name="P12">Numero de commande</text:p>
            <text:p text:style-name="P12"><text:s/>numéro livreur</text:p>
            <text:p text:style-name="P12"><text:s/>heure livraison</text:p>
            <text:p text:style-name="P12"/>
            <text:p text:style-name="P12"/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49" draw:text-style-name="P14" draw:layer="layout" svg:width="4.5cm" svg:height="0.749cm" svg:x="8.275cm" svg:y="8.125cm">
            <text:p text:style-name="P10">utilisateur</text:p>
            <draw:enhanced-geometry svg:viewBox="0 0 21600 21600" draw:type="rectangle" draw:enhanced-path="M 0 0 L 21600 0 21600 21600 0 21600 0 0 Z N"/>
          </draw:custom-shape>
          <draw:custom-shape draw:style-name="gr50" draw:text-style-name="P15" draw:layer="layout" svg:width="4.5cm" svg:height="2.626cm" svg:x="8.275cm" svg:y="8.874cm">
            <text:p text:style-name="P12"><text:s/>numéro</text:p>
            <text:p text:style-name="P12"><text:s/>nom</text:p>
            <text:p text:style-name="P12"><text:s/>Prénom</text:p>
            <text:p text:style-name="P12">adresse</text:p>
            <text:p text:style-name="P12"><text:s/>mail</text:p>
            <text:p text:style-name="P12"><text:s/>tel</text:p>
            <text:p text:style-name="P12"/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51" draw:text-style-name="P14" draw:layer="layout" svg:width="4.5cm" svg:height="0.545cm" svg:x="0.95cm" svg:y="8.525cm">
            <text:p text:style-name="P10">positionGp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5" draw:layer="layout" svg:width="4.5cm" svg:height="1.91cm" svg:x="0.95cm" svg:y="9.07cm">
            <text:p text:style-name="P12"><text:s/>longitude</text:p>
            <text:p text:style-name="P12"><text:s/>latitude</text:p>
            <text:p text:style-name="P12"/>
            <text:p text:style-name="P1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6" draw:id="id16">
          <draw:custom-shape draw:style-name="gr53" draw:text-style-name="P11" draw:layer="layout" svg:width="4.5cm" svg:height="0.582cm" svg:x="16.75cm" svg:y="8.024cm">
            <text:p text:style-name="P10">temps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4" draw:text-style-name="P13" draw:layer="layout" svg:width="4.5cm" svg:height="2.039cm" svg:x="16.75cm" svg:y="8.606cm">
            <text:p text:style-name="P12">heure commande</text:p>
            <text:p text:style-name="P12">heure livraison</text:p>
            <text:p text:style-name="P12">constante</text:p>
            <text:p text:style-name="P12">écart</text:p>
            <text:p text:style-name="P12"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onnector draw:style-name="gr55" draw:text-style-name="P16" draw:layer="layout" svg:x1="8.275cm" svg:y1="9.812cm" svg:x2="5.45cm" svg:y2="3.75cm" draw:start-shape="id10" draw:start-glue-point="3" draw:end-shape="id11" draw:end-glue-point="1" svg:d="M8275 9812h-1412v-6062h-1413" svg:viewBox="0 0 2826 6063">
          <text:p text:style-name="P16">1..1</text:p>
        </draw:connector>
        <draw:connector draw:style-name="gr55" draw:text-style-name="P16" draw:layer="layout" svg:x1="8.275cm" svg:y1="9.812cm" svg:x2="5.45cm" svg:y2="15.899cm" draw:start-shape="id10" draw:start-glue-point="3" draw:end-shape="id12" draw:end-glue-point="1" svg:d="M8275 9812h-1412v6087h-1413" svg:viewBox="0 0 2826 6088">
          <text:p text:style-name="P16">1..1</text:p>
        </draw:connector>
        <draw:connector draw:style-name="gr56" draw:text-style-name="P16" draw:layer="layout" svg:x1="3.2cm" svg:y1="5.25cm" svg:x2="3.2cm" svg:y2="8.525cm" draw:start-shape="id11" draw:start-glue-point="2" draw:end-shape="id13" draw:end-glue-point="0" svg:d="M3200 5250v3275" svg:viewBox="0 0 1 3276">
          <text:p text:style-name="P16">1..1</text:p>
        </draw:connector>
        <draw:connector draw:style-name="gr56" draw:text-style-name="P16" draw:layer="layout" svg:x1="12.775cm" svg:y1="9.812cm" svg:x2="16.75cm" svg:y2="2.574cm" draw:start-shape="id10" draw:start-glue-point="1" draw:end-shape="id14" draw:end-glue-point="3" svg:d="M12775 9812h1988v-7238h1987" svg:viewBox="0 0 3976 7239">
          <text:p text:style-name="P16">1..1</text:p>
        </draw:connector>
        <draw:connector draw:style-name="gr56" draw:text-style-name="P16" draw:layer="layout" svg:x1="12.775cm" svg:y1="9.812cm" svg:x2="16.75cm" svg:y2="16.726cm" draw:start-shape="id10" draw:start-glue-point="1" draw:end-shape="id15" draw:end-glue-point="3" svg:d="M12775 9812h1988v6914h1987" svg:viewBox="0 0 3976 6915">
          <text:p text:style-name="P16">1..1</text:p>
        </draw:connector>
        <draw:connector draw:style-name="gr56" draw:text-style-name="P16" draw:layer="layout" svg:x1="19cm" svg:y1="4cm" svg:x2="19cm" svg:y2="8.024cm" draw:start-shape="id14" draw:start-glue-point="2" draw:end-shape="id16" draw:end-glue-point="0" svg:d="M19000 4000v4024" svg:viewBox="0 0 1 4025">
          <text:p text:style-name="P16">1..1</text:p>
        </draw:connector>
        <draw:connector draw:style-name="gr56" draw:text-style-name="P17" draw:layer="layout" svg:x1="19cm" svg:y1="15.049cm" svg:x2="19cm" svg:y2="10.645cm" draw:start-shape="id15" draw:start-glue-point="0" draw:end-shape="id16" draw:end-glue-point="2" svg:d="M19000 15049v-4404" svg:viewBox="0 0 1 4405">
          <text:p text:style-name="P2"><text:span text:style-name="T3">1..1</text:span></text:p>
        </draw:connector>
        <draw:connector draw:style-name="gr56" draw:text-style-name="P16" draw:layer="layout" svg:x1="26.5cm" svg:y1="7.954cm" svg:x2="26.5cm" svg:y2="10.25cm" draw:start-shape="id17" draw:start-glue-point="2" draw:end-shape="id18" draw:end-glue-point="0" svg:d="M26500 7954v2296" svg:viewBox="0 0 1 2297">
          <text:p text:style-name="P16">1..*</text:p>
        </draw:connector>
        <draw:connector draw:style-name="gr57" draw:text-style-name="P16" draw:layer="layout" svg:x1="19cm" svg:y1="18.404cm" svg:x2="24.25cm" svg:y2="12cm" draw:start-shape="id15" draw:start-glue-point="2" draw:end-shape="id18" draw:end-glue-point="3" svg:d="M19000 18404v500h3750v-6904h1500" svg:viewBox="0 0 5251 6905">
          <text:p text:style-name="P16">1..*</text:p>
        </draw:connector>
        <draw:connector draw:style-name="gr58" draw:text-style-name="P18" draw:layer="layout" draw:line-skew="0.499cm" svg:x1="21.25cm" svg:y1="16.726cm" svg:x2="21.25cm" svg:y2="2.574cm" draw:start-shape="id15" draw:start-glue-point="1" draw:end-shape="id14" draw:end-glue-point="1" svg:d="M21250 16726h1000v-14152h-1000" svg:viewBox="0 0 1001 14153">
          <text:p text:style-name="P18">1..1</text:p>
        </draw:connector>
        <draw:frame draw:style-name="gr59" draw:text-style-name="P19" draw:layer="layout" svg:width="3.757cm" svg:height="0.645cm" svg:x="7.3cm" svg:y="6.35cm">
          <draw:text-box>
            <text:p><text:span text:style-name="T3">relation(client,livreur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1013 1130" svg:d="M1009 1050l-449-1008-22-30-29-12-34 12-21 26-449 1012-5 13v8l5 21 12 21 17 13 21 4h903l21-4 21-13 9-21 4-21v-8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13" svg:d="M0 13l10-13 10 13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3000 6000" svg:d="M1500 0l1500 3000-1500 3000-1500-3000zM1500 447l-1276 2553 1276 2553 1276-2553z"/>
    <draw:marker draw:name="Extrémités_20_de_20_flèche_20_8" draw:display-name="Extrémités de flèche 8" svg:viewBox="0 0 3000 6000" svg:d="M1500 0l1500 3000-1500 3000-1500-300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0T18:45:28.822000000</meta:creation-date>
    <dc:date>2021-10-06T09:19:23.204000000</dc:date>
    <meta:editing-duration>PT4H16M15S</meta:editing-duration>
    <meta:editing-cycles>13</meta:editing-cycles>
    <meta:generator>LibreOffice/7.2.1.2$Windows_X86_64 LibreOffice_project/87b77fad49947c1441b67c559c339af8f3517e22</meta:generator>
    <meta:print-date>2021-09-15T17:56:49.178000000</meta:print-date>
    <meta:document-statistic meta:object-count="102"/>
  </office:meta>
</office:document-meta>
</file>